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Normal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Normal">
      <style:text-properties fo:font-size="16pt" style:font-size-asian="16pt" style:font-size-complex="16pt"/>
    </style:style>
    <style:style style:name="P3" style:family="paragraph" style:parent-style-name="Normal" style:master-page-name="MP0">
      <style:paragraph-properties fo:text-align="center" style:justify-single-word="false" style:page-number="auto" fo:break-before="page"/>
      <style:text-properties fo:font-size="16pt" fo:font-weight="bold" style:font-size-asian="16pt" style:font-weight-asian="bold" style:font-size-complex="16pt" style:font-weight-complex="bold"/>
    </style:style>
    <style:style style:name="P4" style:family="paragraph" style:parent-style-name="Normal">
      <style:text-properties fo:font-size="16pt" style:font-size-asian="16pt" style:font-size-complex="16pt"/>
    </style:style>
    <style:style style:name="P5" style:family="paragraph" style:parent-style-name="Normal">
      <style:text-properties fo:font-size="16pt" officeooo:rsid="000d1f14" officeooo:paragraph-rsid="000d1f14" style:font-size-asian="16pt" style:font-size-complex="16pt"/>
    </style:style>
    <style:style style:name="P6" style:family="paragraph" style:parent-style-name="Normal">
      <style:text-properties fo:font-size="16pt" fo:font-weight="bold" officeooo:rsid="000d1f14" officeooo:paragraph-rsid="000d1f14" style:font-size-asian="16pt" style:font-weight-asian="bold" style:font-size-complex="16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oteiro para Avaliação do Trabalho 1 de Lab. PC2</text:p>
      <text:p text:style-name="P1">1. Incluir novo nome na agenda telefônica</text:p>
      <text:p text:style-name="P2">André Henrique Costa</text:p>
      <text:p text:style-name="P2">Telefones: 31 99154-7541 / 31 96427-8820</text:p>
      <text:p text:style-name="P1"/>
      <text:p text:style-name="P1">2. Incluir telefone na agenda telefônica para o André</text:p>
      <text:p text:style-name="P2">Telefone: 31 3358-2357</text:p>
      <text:p text:style-name="P1"/>
      <text:p text:style-name="P1">3. Incluir telefone na agenda para a “Maria Clara Martins”</text:p>
      <text:p text:style-name="P2">- Incluir a “Maria Clara Martins” e os seguintes telefones:</text:p>
      <text:p text:style-name="P2"><text:s text:c="3"/>Telefones: 31 8854-0098 / 31 99012-1515</text:p>
      <text:p text:style-name="P1"/>
      <text:p text:style-name="P1">4. Excluir telefone da agenda telefônica</text:p>
      <text:p text:style-name="Normal"><text:span text:style-name="Fonte_20_parág._20_padrão"><text:span text:style-name="T1">Telefone: 31 8854-0098</text:span></text:span></text:p>
      <text:p text:style-name="P1"/>
      <text:p text:style-name="P1">5. Excluir nome “André Henrique Costa” da agenda telefônica</text:p>
      <text:p text:style-name="P2">- O programa deverá excluir todos os telefones e o contato</text:p>
      <text:p text:style-name="P1"/>
      <text:p text:style-name="P1">6. Consultar telefone(s) do “André Henrique Costa”</text:p>
      <text:p text:style-name="Normal"><text:soft-page-break/><text:span text:style-name="Fonte_20_parág._20_padrão"><text:span text:style-name="T2"><text:s/></text:span></text:span><text:span text:style-name="Fonte_20_parág._20_padrão"><text:span text:style-name="T1">- Não deve ser exibido nenhum telefone pois ele foi excluído</text:span></text:span></text:p>
      <text:p text:style-name="P1"/>
      <text:p text:style-name="Normal"><text:span text:style-name="Fonte_20_parág._20_padrão"><text:span text:style-name="T2">7. Consultar telefone da “Maria Clara Martins”</text:span></text:span></text:p>
      <text:p text:style-name="P2">- O programa deverá imprimir o telefone: 31 99012-1515</text:p>
      <text:p text:style-name="P2"/>
      <text:p text:style-name="P6">8. Associar um e-mail ao contato (“Maria Clara”)</text:p>
      <text:p text:style-name="P5">- Telefone: 31 99012-1515</text:p>
      <text:p text:style-name="P5">- e-mail: <text:a xlink:type="simple" xlink:href="mailto:maria@cefetmg.br" text:style-name="Internet_20_link" text:visited-style-name="Visited_20_Internet_20_Link">maria@cefetmg.br</text:a></text:p>
      <text:p text:style-name="P5"/>
      <text:p text:style-name="P6">9. Associar um apelido ao contato (“Maria Clara”)</text:p>
      <text:p text:style-name="P6"><text:span text:style-name="T3">- Telefone: 31 99012-1515</text:span></text:p>
      <text:p text:style-name="P6"><text:span text:style-name="T3">- Apelido: Nin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ptos" fo:font-size="12pt" fo:letter-spacing="normal" fo:language="pt" fo:country="BR" fo:font-style="normal" style:text-underline-style="none" fo:font-weight="normal" style:letter-kerning="false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1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ptos" fo:font-size="12pt" fo:letter-spacing="normal" fo:language="pt" fo:country="BR" fo:font-style="normal" style:text-underline-style="none" fo:font-weight="normal" style:letter-kerning="false" fo:background-color="transparent" style:font-name-asian="Aptos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Windows_x86 LibreOffice_project/d3bf12ecb743fc0d20e0be0c58ca359301eb705f</meta:generator>
    <dc:title/>
    <dc:description/>
    <dc:subject/>
    <meta:initial-creator>Eduardo Cunha Campos</meta:initial-creator>
    <meta:creation-date>2024-11-08T14:35:00Z</meta:creation-date>
    <dc:date>2025-09-18T14:47:02.917000000</dc:date>
    <meta:editing-cycles>2</meta:editing-cycles>
    <meta:editing-duration>PT4M19S</meta:editing-duration>
    <meta:document-statistic meta:table-count="0" meta:image-count="0" meta:object-count="0" meta:page-count="2" meta:paragraph-count="23" meta:word-count="156" meta:character-count="961" meta:non-whitespace-character-count="824"/>
    <meta:template xlink:type="simple" xlink:actuate="onRequest" xlink:title="" xlink:href="Normal.dotm"/>
  </office:meta>
</office:document-meta>
</file>